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W_5f_ITEMS" style:display-name="W_ITEMS" style:family="table">
      <style:table-properties style:width="28.499cm" fo:margin-left="0cm" table:align="left"/>
    </style:style>
    <style:style style:name="W_5f_ITEMS.A" style:display-name="W_ITEMS.A" style:family="table-column">
      <style:table-column-properties style:column-width="2.431cm"/>
    </style:style>
    <style:style style:name="W_5f_ITEMS.B" style:display-name="W_ITEMS.B" style:family="table-column">
      <style:table-column-properties style:column-width="1.6cm"/>
    </style:style>
    <style:style style:name="W_5f_ITEMS.C" style:display-name="W_ITEMS.C" style:family="table-column">
      <style:table-column-properties style:column-width="2.053cm"/>
    </style:style>
    <style:style style:name="W_5f_ITEMS.D" style:display-name="W_ITEMS.D" style:family="table-column">
      <style:table-column-properties style:column-width="5.046cm"/>
    </style:style>
    <style:style style:name="W_5f_ITEMS.E" style:display-name="W_ITEMS.E" style:family="table-column">
      <style:table-column-properties style:column-width="3.766cm"/>
    </style:style>
    <style:style style:name="W_5f_ITEMS.F" style:display-name="W_ITEMS.F" style:family="table-column">
      <style:table-column-properties style:column-width="1.905cm"/>
    </style:style>
    <style:style style:name="W_5f_ITEMS.H" style:display-name="W_ITEMS.H" style:family="table-column">
      <style:table-column-properties style:column-width="2.487cm"/>
    </style:style>
    <style:style style:name="W_5f_ITEMS.I" style:display-name="W_ITEMS.I" style:family="table-column">
      <style:table-column-properties style:column-width="2.824cm"/>
    </style:style>
    <style:style style:name="W_5f_ITEMS.J" style:display-name="W_ITEMS.J" style:family="table-column">
      <style:table-column-properties style:column-width="4.482cm"/>
    </style:style>
    <style:style style:name="W_5f_ITEMS.A1" style:display-name="W_ITEMS.A1" style:family="table-cell">
      <style:table-cell-properties fo:background-color="transparent" fo:padding="0.097cm" fo:border-left="0.15pt solid #808080" fo:border-right="none" fo:border-top="0.15pt solid #808080" fo:border-bottom="0.15pt solid #808080">
        <style:background-image/>
      </style:table-cell-properties>
    </style:style>
    <style:style style:name="W_5f_ITEMS.J1" style:display-name="W_ITEMS.J1" style:family="table-cell">
      <style:table-cell-properties fo:background-color="transparent" fo:padding="0.097cm" fo:border="0.15pt solid #808080">
        <style:background-image/>
      </style:table-cell-properties>
    </style:style>
    <style:style style:name="W_5f_ITEMS.A2" style:display-name="W_ITEMS.A2" style:family="table-cell">
      <style:table-cell-properties fo:padding="0.097cm" fo:border-left="0.15pt solid #808080" fo:border-right="none" fo:border-top="none" fo:border-bottom="0.15pt solid #808080"/>
    </style:style>
    <style:style style:name="W_5f_ITEMS.B2" style:display-name="W_ITEMS.B2" style:family="table-cell">
      <style:table-cell-properties fo:padding="0.097cm" fo:border-left="0.15pt solid #808080" fo:border-right="none" fo:border-top="none" fo:border-bottom="0.15pt solid #808080"/>
    </style:style>
    <style:style style:name="W_5f_ITEMS.C2" style:display-name="W_ITEMS.C2" style:family="table-cell">
      <style:table-cell-properties fo:padding="0.097cm" fo:border-left="0.15pt solid #808080" fo:border-right="none" fo:border-top="none" fo:border-bottom="0.15pt solid #808080"/>
    </style:style>
    <style:style style:name="W_5f_ITEMS.D2" style:display-name="W_ITEMS.D2" style:family="table-cell">
      <style:table-cell-properties fo:padding="0.097cm" fo:border-left="0.15pt solid #808080" fo:border-right="none" fo:border-top="none" fo:border-bottom="0.15pt solid #808080"/>
    </style:style>
    <style:style style:name="W_5f_ITEMS.E2" style:display-name="W_ITEMS.E2" style:family="table-cell">
      <style:table-cell-properties fo:padding="0.097cm" fo:border-left="0.15pt solid #808080" fo:border-right="none" fo:border-top="none" fo:border-bottom="0.15pt solid #808080"/>
    </style:style>
    <style:style style:name="W_5f_ITEMS.F2" style:display-name="W_ITEMS.F2" style:family="table-cell">
      <style:table-cell-properties fo:padding="0.097cm" fo:border-left="0.15pt solid #808080" fo:border-right="none" fo:border-top="none" fo:border-bottom="0.15pt solid #808080"/>
    </style:style>
    <style:style style:name="W_5f_ITEMS.G2" style:display-name="W_ITEMS.G2" style:family="table-cell">
      <style:table-cell-properties fo:padding="0.097cm" fo:border-left="0.15pt solid #808080" fo:border-right="none" fo:border-top="none" fo:border-bottom="0.15pt solid #808080"/>
    </style:style>
    <style:style style:name="W_5f_ITEMS.H2" style:display-name="W_ITEMS.H2" style:family="table-cell">
      <style:table-cell-properties fo:padding="0.097cm" fo:border-left="0.15pt solid #808080" fo:border-right="none" fo:border-top="none" fo:border-bottom="0.15pt solid #808080"/>
    </style:style>
    <style:style style:name="W_5f_ITEMS.I2" style:display-name="W_ITEMS.I2" style:family="table-cell">
      <style:table-cell-properties fo:padding="0.097cm" fo:border-left="0.15pt solid #808080" fo:border-right="none" fo:border-top="none" fo:border-bottom="0.15pt solid #808080"/>
    </style:style>
    <style:style style:name="W_5f_ITEMS.J2" style:display-name="W_ITEMS.J2" style:family="table-cell">
      <style:table-cell-properties fo:padding="0.097cm" fo:border-left="0.15pt solid #808080" fo:border-right="0.15pt solid #808080" fo:border-top="none" fo:border-bottom="0.15pt solid #80808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rlito" fo:font-size="22pt" fo:font-weight="bold" officeooo:rsid="00c14687" officeooo:paragraph-rsid="00c14687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officeooo:rsid="008a8038" officeooo:paragraph-rsid="002863be"/>
    </style:style>
    <style:style style:name="P5" style:family="paragraph" style:parent-style-name="Standard">
      <style:text-properties officeooo:rsid="001b174c" officeooo:paragraph-rsid="00177f64"/>
    </style:style>
    <style:style style:name="P6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7" style:family="paragraph" style:parent-style-name="Standard">
      <style:paragraph-properties fo:text-align="start" style:justify-single-word="false"/>
      <style:text-properties fo:color="#2a6099" style:text-outline="false" style:text-line-through-style="none" style:text-line-through-type="none" style:font-name="Carlito" fo:font-size="9pt" fo:letter-spacing="normal" fo:font-style="normal" fo:text-shadow="none" style:text-underline-style="none" officeooo:rsid="00b1fa09" officeooo:paragraph-rsid="00b1fa09" style:letter-kerning="true" style:font-size-asian="9pt" style:font-style-asian="normal" style:font-size-complex="9pt" style:text-emphasize="none"/>
    </style:style>
    <style:style style:name="P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rlito" fo:font-size="9pt" fo:letter-spacing="normal" fo:font-style="normal" fo:text-shadow="none" style:text-underline-style="none" officeooo:rsid="00a2811f" officeooo:paragraph-rsid="00a2811f" style:letter-kerning="true" style:font-size-asian="9pt" style:font-style-asian="normal" style:font-size-complex="9pt" style:text-emphasize="none"/>
    </style:style>
    <style:style style:name="P9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rlito" fo:font-size="9pt" fo:letter-spacing="normal" fo:font-style="normal" fo:text-shadow="none" style:text-underline-style="none" officeooo:rsid="00a568f0" officeooo:paragraph-rsid="00a568f0" style:letter-kerning="true" style:font-size-asian="9pt" style:font-style-asian="normal" style:font-size-complex="9pt" style:text-emphasize="none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9pt" officeooo:rsid="00a568f0" officeooo:paragraph-rsid="00a568f0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Carlito" fo:font-size="9pt" officeooo:rsid="00a44a42" officeooo:paragraph-rsid="00a44a42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Carlito" fo:font-size="9pt" officeooo:rsid="00a2811f" officeooo:paragraph-rsid="00a2811f" style:font-size-asian="9pt" style:font-size-complex="9pt"/>
    </style:style>
    <style:style style:name="P13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fo:font-weight="bold" officeooo:rsid="00a568f0" officeooo:paragraph-rsid="00a568f0" style:font-size-asian="10pt" style:font-weight-asian="bold" style:font-size-complex="10pt" style:font-weight-complex="bold"/>
    </style:style>
    <style:style style:name="P14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fo:font-weight="bold" officeooo:rsid="00c14687" officeooo:paragraph-rsid="00c14687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rlito" fo:font-size="9pt" officeooo:rsid="00c242d7" officeooo:paragraph-rsid="00c242d7" style:font-size-asian="9pt" style:font-size-complex="9pt"/>
    </style:style>
    <style:style style:name="P16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fo:font-weight="bold" officeooo:rsid="00c14687" officeooo:paragraph-rsid="00a568f0" style:font-size-asian="10pt" style:font-weight-asian="bold" style:font-size-complex="10pt" style:font-weight-complex="bold"/>
    </style:style>
    <style:style style:name="P17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fo:font-weight="bold" officeooo:rsid="00c242d7" officeooo:paragraph-rsid="00c242d7" style:font-size-asian="10pt" style:font-weight-asian="bold" style:font-size-complex="10pt" style:font-weight-complex="bold"/>
    </style:style>
    <style:style style:name="P18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officeooo:rsid="00a568f0" officeooo:paragraph-rsid="00c242d7" style:font-size-asian="10pt" style:font-size-complex="10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Carlito" fo:font-size="8pt" style:font-size-asian="8pt" style:font-size-complex="8pt"/>
    </style:style>
    <style:style style:name="P21" style:family="paragraph">
      <loext:graphic-properties draw:fill="none" draw:fill-color="#ffffff"/>
      <style:paragraph-properties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arlito" officeooo:rsid="00a7ac03"/>
    </style:style>
    <style:style style:name="T2" style:family="text">
      <style:text-properties officeooo:rsid="00c242d7"/>
    </style:style>
    <style:style style:name="T3" style:family="text">
      <style:text-properties style:font-name="Carlito" fo:font-size="8pt" style:font-size-asian="8pt" style:font-size-complex="8pt"/>
    </style:style>
    <style:style style:name="T4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W_ITEMS" table:style-name="W_5f_ITEMS">
        <table:table-column table:style-name="W_5f_ITEMS.A"/>
        <table:table-column table:style-name="W_5f_ITEMS.B"/>
        <table:table-column table:style-name="W_5f_ITEMS.C"/>
        <table:table-column table:style-name="W_5f_ITEMS.D"/>
        <table:table-column table:style-name="W_5f_ITEMS.E"/>
        <table:table-column table:style-name="W_5f_ITEMS.F" table:number-columns-repeated="2"/>
        <table:table-column table:style-name="W_5f_ITEMS.H"/>
        <table:table-column table:style-name="W_5f_ITEMS.I"/>
        <table:table-column table:style-name="W_5f_ITEMS.J"/>
        <table:table-header-rows>
          <table:table-row>
            <table:table-cell table:style-name="W_5f_ITEMS.A1" office:value-type="string">
              <text:p text:style-name="P14">Number</text:p>
            </table:table-cell>
            <table:table-cell table:style-name="W_5f_ITEMS.A1" office:value-type="string">
              <text:p text:style-name="P13">Ticket</text:p>
            </table:table-cell>
            <table:table-cell table:style-name="W_5f_ITEMS.A1" office:value-type="string">
              <text:p text:style-name="P14">Received at</text:p>
            </table:table-cell>
            <table:table-cell table:style-name="W_5f_ITEMS.A1" office:value-type="string">
              <text:p text:style-name="P14">Land parcel</text:p>
            </table:table-cell>
            <table:table-cell table:style-name="W_5f_ITEMS.A1" office:value-type="string">
              <text:p text:style-name="P14">Net harvest area <text:span text:style-name="T2">(ha)</text:span></text:p>
            </table:table-cell>
            <table:table-cell table:style-name="W_5f_ITEMS.A1" office:value-type="string">
              <text:p text:style-name="P14">Quantity</text:p>
            </table:table-cell>
            <table:table-cell table:style-name="W_5f_ITEMS.A1" office:value-type="string">
              <text:p text:style-name="P17">Unit</text:p>
            </table:table-cell>
            <table:table-cell table:style-name="W_5f_ITEMS.A1" office:value-type="string">
              <text:p text:style-name="P16">Presses</text:p>
            </table:table-cell>
            <table:table-cell table:style-name="W_5f_ITEMS.A1" office:value-type="string">
              <text:p text:style-name="P18">TAVP (%vol.)</text:p>
            </table:table-cell>
            <table:table-cell table:style-name="W_5f_ITEMS.J1" office:value-type="string">
              <text:p text:style-name="P14">Plant Species</text:p>
            </table:table-cell>
          </table:table-row>
        </table:table-header-rows>
        <table:table-row>
          <table:table-cell table:style-name="W_5f_ITEMS.A2" office:value-type="string">
            <text:p text:style-name="P7">[WINE_HARVEST_NUMBER]</text:p>
          </table:table-cell>
          <table:table-cell table:style-name="W_5f_ITEMS.B2" office:value-type="string">
            <text:p text:style-name="P8">[WINE_HARVEST_TICKET_NUMBER]</text:p>
          </table:table-cell>
          <table:table-cell table:style-name="W_5f_ITEMS.C2" office:value-type="string">
            <text:p text:style-name="P9">[WINE_HARVEST_RECEIVED_AT]</text:p>
          </table:table-cell>
          <table:table-cell table:style-name="W_5f_ITEMS.D2" office:value-type="string">
            <text:p text:style-name="P8">[WINE_HARVEST_PLANTS_NAME]</text:p>
          </table:table-cell>
          <table:table-cell table:style-name="W_5f_ITEMS.E2" office:value-type="string">
            <text:p text:style-name="P11">[WINE_NET_HARVEST_AREA]</text:p>
          </table:table-cell>
          <table:table-cell table:style-name="W_5f_ITEMS.F2" office:value-type="string">
            <text:p text:style-name="P15">[QUANTITY_VALUE]</text:p>
          </table:table-cell>
          <table:table-cell table:style-name="W_5f_ITEMS.G2" office:value-type="string">
            <text:p text:style-name="P15">[QUANTITY_UNIT]</text:p>
          </table:table-cell>
          <table:table-cell table:style-name="W_5f_ITEMS.H2" office:value-type="string">
            <text:p text:style-name="P12">[WINE_HARVEST_STORAGES_NAME]</text:p>
          </table:table-cell>
          <table:table-cell table:style-name="W_5f_ITEMS.I2" office:value-type="string">
            <text:p text:style-name="P10">[WINE_HARVEST_TAVP]</text:p>
          </table:table-cell>
          <table:table-cell table:style-name="W_5f_ITEMS.J2" office:value-type="string">
            <text:p text:style-name="P10">[WINE_HARVEST_SPECIES_NAME]</text:p>
          </table:table-cell>
        </table:table-row>
      </table:table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rlito" fo:font-size="22pt" fo:font-weight="bold" officeooo:rsid="00c14687" officeooo:paragraph-rsid="00c14687" style:font-size-asian="22pt" style:font-weight-asian="bold" style:font-size-complex="22pt" style:font-weight-complex="bold"/>
    </style:style>
    <style:style style:name="MP2" style:family="paragraph">
      <loext:graphic-properties draw:fill="none" draw:fill-color="#ffffff"/>
      <style:paragraph-properties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4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style:font-name="Carlito" fo:font-size="8pt" style:font-size-asian="8pt" style:font-size-complex="8pt"/>
    </style:style>
    <style:style style:name="MT1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Carlito" officeooo:rsid="00a7ac03"/>
    </style:style>
    <style:style style:name="MT3" style:family="text">
      <style:text-properties style:font-name="Carlito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9.7cm" fo:page-height="21.001cm" style:num-format="1" style:print-orientation="landscape" fo:margin-top="0.37cm" fo:margin-bottom="0.626cm" fo:margin-left="0.503cm" fo:margin-right="0.596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3cm" fo:margin-left="0cm" fo:margin-right="0.011cm" fo:margin-bottom="0.499cm" fo:border-top="none" fo:border-bottom="1.3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svg:height="0.74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093cm" svg:y="0.102cm" svg:width="0.753cm" svg:height="0.753cm" draw:z-index="2"><draw:image xlink:href="Pictures/10000201000001E0000001E0CB9C3B97E450A439.png" xlink:type="simple" xlink:show="embed" xlink:actuate="onLoad" loext:mime-type="image/png"/></draw:frame><draw:frame text:anchor-type="paragraph" draw:z-index="0" draw:name="Forme1" draw:style-name="Mgr1" draw:text-style-name="MP2" svg:width="3.52cm" svg:height="0.636cm" svg:x="24.908cm" svg:y="0.296cm"><draw:text-box><text:p><text:span text:style-name="MT1">[CURRENT_CAMPAIGN]</text:span></text:p></draw:text-box></draw:frame>Wine Incoming Harvest Report</text:p>
      </style:header>
      <style:footer>
        <text:p text:style-name="MP3"><text:s/><text:span text:style-name="MT2">[COMPANY_ADDRESS]</text:span></text:p>
        <text:p text:style-name="MP4"><draw:frame text:anchor-type="paragraph" draw:z-index="1" draw:name="Forme2" draw:style-name="Mgr2" draw:text-style-name="MP6" svg:width="5.107cm" svg:height="0.451cm" svg:x="11.758cm" svg:y="0.182cm"><draw:text-box><text:p text:style-name="MP5"><text:span text:style-name="MT3">[PRINTED_AT]</text:span></text:p></draw:text-box></draw:frame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3.2$Linux_X86_64 LibreOffice_project/40$Build-2</meta:generator>
    <dc:date>2021-02-17T10:21:09.083582434</dc:date>
    <meta:editing-duration>PT12H29M26S</meta:editing-duration>
    <meta:editing-cycles>151</meta:editing-cycles>
    <meta:document-statistic meta:table-count="1" meta:image-count="1" meta:object-count="0" meta:page-count="1" meta:paragraph-count="23" meta:word-count="33" meta:character-count="377" meta:non-whitespace-character-count="364"/>
  </office:meta>
</office:document-meta>
</file>